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, Tahoma, Genev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Segoe UI" fo:font-size="7.90000009536743pt" fo:letter-spacing="normal" fo:font-style="normal" fo:font-weight="normal" style:font-size-asian="7.90000009536743pt" style:font-size-complex="7.90000009536743pt"/>
    </style:style>
    <style:style style:name="P2" style:family="paragraph" style:parent-style-name="Standard" style:list-style-name="L1">
      <style:paragraph-properties fo:text-align="justify" style:justify-single-word="false" fo:orphans="2" fo:widows="2"/>
    </style:style>
    <style:style style:name="T1" style:family="text">
      <style:text-properties fo:font-variant="normal" fo:text-transform="none" fo:color="#000000" style:font-name="Segoe UI" fo:font-size="7.90000009536743pt" fo:letter-spacing="normal" fo:font-style="normal" fo:font-weight="normal"/>
    </style:style>
    <style:style style:name="T2" style:family="text">
      <style:text-properties fo:font-variant="normal" fo:text-transform="none" fo:color="#000000" style:font-name="Segoe UI" fo:font-size="7.90000009536743pt" fo:letter-spacing="normal" fo:font-style="normal" fo:font-weight="normal" style:font-size-asian="7.90000009536743pt" style:font-size-complex="7.90000009536743pt"/>
    </style:style>
    <style:style style:name="T3" style:family="text">
      <style:text-properties fo:font-variant="normal" fo:text-transform="none" fo:color="#000000" style:font-name="Segoe UI" fo:letter-spacing="normal" fo:font-style="normal" fo:font-weight="normal"/>
    </style:style>
    <style:style style:name="T4" style:family="text">
      <style:text-properties fo:font-variant="normal" fo:text-transform="none" fo:color="#000000" style:font-name="Segoe UI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00" style:font-name="Segoe UI" fo:font-size="8pt" fo:letter-spacing="normal" fo:font-style="normal" fo:font-weight="normal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7.90000009536743pt" style:font-size-asian="7.90000009536743pt" style:font-size-complex="7.9000000953674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аннер с расхлопом.</text:p>
      <text:p text:style-name="P1"/>
      <text:p text:style-name="P1">Подготовить баннер этого типа можно двумя с пособами: в полностью ручном режиме или воспользовавшись одним из наших шаблонов, которые покрывают наиболее распространённые сценарии (одна кликабельная область и расхлоп по наведению; несколько кликабельных областей и расхлоп по наведению; одна кликабельная область и расхлоп/схлоп по клику; несколько кликабельных областей и расхлоп/схлоп по клику).</text:p>
      <text:p text:style-name="P1"/>
      <text:p text:style-name="P1">Шаблоны:</text:p>
      <text:list xml:id="list6674106732846747041" text:style-name="L1">
        <text:list-item>
          <text:p text:style-name="P2"><text:span text:style-name="T2">Одна кликабельная область и расхлоп по наведению: </text:span><text:a xlink:type="simple" xlink:href="https://yadi.sk/d/4aJLrR-ISQbCrg" text:style-name="Internet_20_link" text:visited-style-name="Visited_20_Internet_20_Link"><text:span text:style-name="T8">https://yadi.sk/d/4aJLrR-ISQbCrg</text:span></text:a><text:span text:style-name="T2"> </text:span></text:p>
        </text:list-item>
        <text:list-item>
          <text:p text:style-name="P2"><text:span text:style-name="T2">Несколько кликабельных областей и расхлоп по наведению </text:span><text:a xlink:type="simple" xlink:href="https://yadi.sk/d/QRqYBiw864UhBg" text:style-name="Internet_20_link" text:visited-style-name="Visited_20_Internet_20_Link"><text:span text:style-name="T8">https://yadi.sk/d/QRqYBiw864UhBg</text:span></text:a><text:span text:style-name="T2"> </text:span></text:p>
        </text:list-item>
        <text:list-item>
          <text:p text:style-name="P2"><text:span text:style-name="T2">Одна кликабельная область и расхлоп/схлоп по клику </text:span><text:a xlink:type="simple" xlink:href="https://yadi.sk/d/k22tUpewnnyVXg" text:style-name="Internet_20_link" text:visited-style-name="Visited_20_Internet_20_Link"><text:span text:style-name="T8">https://yadi.sk/d/k22tUpewnnyVXg</text:span></text:a><text:span text:style-name="T2"> </text:span></text:p>
        </text:list-item>
        <text:list-item>
          <text:p text:style-name="P2"><text:span text:style-name="T2">Несколько кликабельных областей и расхлоп/схлоп по клику </text:span><text:a xlink:type="simple" xlink:href="https://yadi.sk/d/gRJY9Mmvtf6JWg" text:style-name="Internet_20_link" text:visited-style-name="Visited_20_Internet_20_Link"><text:span text:style-name="T8">https://yadi.sk/d/gRJY9Mmvtf6JWg</text:span></text:a><text:span text:style-name="T2"> </text:span></text:p>
        </text:list-item>
      </text:list>
      <text:p text:style-name="P1"/>
      <text:p text:style-name="P1">Принцип работы.</text:p>
      <text:p text:style-name="P1"/>
      <text:p text:style-name="P1">В креативе задаётся логика изменений при расхлопе/схлопе, плюс одновременно с этим выполняется функция расхлопа/схлопа ADFOX, которая управляет размерами фрейма на странице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, Tahoma, Genev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к Половцев</meta:initial-creator>
    <meta:creation-date>2018-10-04T11:58:48</meta:creation-date>
    <dc:date>2018-10-05T15:00:06</dc:date>
    <dc:creator>Марк Половцев</dc:creator>
    <meta:editing-duration>PT49M10S</meta:editing-duration>
    <meta:editing-cycles>5</meta:editing-cycles>
    <meta:generator>OpenOffice/4.1.5$Unix OpenOffice.org_project/415m1$Build-9789</meta:generator>
    <meta:document-statistic meta:table-count="0" meta:image-count="0" meta:object-count="0" meta:page-count="1" meta:paragraph-count="9" meta:word-count="114" meta:character-count="960"/>
  </office:meta>
</office:document-meta>
</file>